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Text_20_body">
      <style:text-properties officeooo:rsid="020ba268" officeooo:paragraph-rsid="020ba268"/>
    </style:style>
    <style:style style:name="P88" style:family="paragraph" style:parent-style-name="Text_20_body">
      <style:text-properties officeooo:rsid="0215bd71" officeooo:paragraph-rsid="0215bd71"/>
    </style:style>
    <style:style style:name="P89" style:family="paragraph" style:parent-style-name="Text_20_body">
      <style:text-properties officeooo:rsid="02114a48"/>
    </style:style>
    <style:style style:name="P90" style:family="paragraph" style:parent-style-name="Text_20_body">
      <style:text-properties style:font-name="monospace" officeooo:rsid="0217b315" officeooo:paragraph-rsid="0217b315"/>
    </style:style>
    <style:style style:name="P91" style:family="paragraph" style:parent-style-name="Text_20_body">
      <style:text-properties officeooo:rsid="021f92a5" officeooo:paragraph-rsid="021f92a5"/>
    </style:style>
    <style:style style:name="P92" style:family="paragraph" style:parent-style-name="Text_20_body">
      <style:text-properties officeooo:rsid="0222914e" officeooo:paragraph-rsid="0222914e"/>
    </style:style>
    <style:style style:name="P93" style:family="paragraph" style:parent-style-name="Standard">
      <style:paragraph-properties fo:text-align="start" style:justify-single-word="false"/>
    </style:style>
    <style:style style:name="P94" style:family="paragraph" style:parent-style-name="Standard">
      <style:paragraph-properties fo:text-align="start" style:justify-single-word="false"/>
      <style:text-properties officeooo:paragraph-rsid="01449569"/>
    </style:style>
    <style:style style:name="P95" style:family="paragraph" style:parent-style-name="Table_20_Contents">
      <style:paragraph-properties fo:text-align="start" style:justify-single-word="false"/>
      <style:text-properties officeooo:paragraph-rsid="002a4180"/>
    </style:style>
    <style:style style:name="P96" style:family="paragraph" style:parent-style-name="Title">
      <style:text-properties officeooo:rsid="0200d18a" officeooo:paragraph-rsid="0200d18a"/>
    </style:style>
    <style:style style:name="P97" style:family="paragraph" style:parent-style-name="Subtitle">
      <style:text-properties officeooo:rsid="02013b4e" officeooo:paragraph-rsid="02013b4e"/>
    </style:style>
    <style:style style:name="P98" style:family="paragraph" style:parent-style-name="Text_20_body">
      <style:paragraph-properties fo:margin-left="0.4925in" fo:margin-right="0in" fo:text-indent="0in" style:auto-text-indent="false"/>
      <style:text-properties officeooo:rsid="0222914e" officeooo:paragraph-rsid="0222914e"/>
    </style:style>
    <style:style style:name="P99" style:family="paragraph" style:parent-style-name="Text_20_body">
      <style:paragraph-properties fo:margin-left="0.4925in" fo:margin-right="0in" fo:text-indent="0in" style:auto-text-indent="false"/>
      <style:text-properties officeooo:rsid="021f92a5" officeooo:paragraph-rsid="021f92a5"/>
    </style:style>
    <style:style style:name="P100" style:family="paragraph" style:parent-style-name="Text_20_body">
      <style:paragraph-properties fo:margin-left="0in" fo:margin-right="0in" fo:text-indent="0in" style:auto-text-indent="false"/>
      <style:text-properties officeooo:rsid="0222914e" officeooo:paragraph-rsid="0222914e"/>
    </style:style>
    <style:style style:name="P101" style:family="paragraph" style:parent-style-name="Contents_20_1">
      <style:paragraph-properties fo:break-before="page">
        <style:tab-stops>
          <style:tab-stop style:position="6.9252in" style:type="right" style:leader-style="dotted" style:leader-text="."/>
        </style:tab-stops>
      </style:paragraph-properties>
    </style:style>
    <style:style style:name="P102" style:family="paragraph" style:parent-style-name="Contents_20_1">
      <style:paragraph-properties>
        <style:tab-stops>
          <style:tab-stop style:position="6.9252in" style:type="right" style:leader-style="dotted" style:leader-text="."/>
        </style:tab-stops>
      </style:paragraph-properties>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1">
      <style:paragraph-properties fo:break-before="page">
        <style:tab-stops>
          <style:tab-stop style:position="6.9252in" style:type="right" style:leader-style="dotted" style:leader-text="."/>
        </style:tab-stops>
      </style:paragraph-properties>
    </style:style>
    <style:style style:name="P105" style:family="paragraph" style:parent-style-name="Heading_20_1" style:list-style-name=""/>
    <style:style style:name="P106" style:family="paragraph" style:parent-style-name="Heading_20_1">
      <style:paragraph-properties fo:break-before="page"/>
    </style:style>
    <style:style style:name="P107" style:family="paragraph" style:parent-style-name="Heading_20_1">
      <style:paragraph-properties fo:break-before="page"/>
      <style:text-properties officeooo:rsid="0214f204" officeooo:paragraph-rsid="0214f204"/>
    </style:style>
    <style:style style:name="P108" style:family="paragraph" style:parent-style-name="Heading_20_1">
      <style:paragraph-properties fo:break-before="page"/>
      <style:text-properties officeooo:rsid="020ba268" officeooo:paragraph-rsid="020ba268"/>
    </style:style>
    <style:style style:name="P109" style:family="paragraph" style:parent-style-name="Heading_20_1" style:list-style-name="">
      <style:paragraph-properties fo:break-before="page"/>
      <style:text-properties officeooo:rsid="02114a48" officeooo:paragraph-rsid="02114a48"/>
    </style:style>
    <style:style style:name="P110" style:family="paragraph" style:parent-style-name="Heading_20_1">
      <style:paragraph-properties fo:break-before="page"/>
      <style:text-properties officeooo:rsid="01f69cb2" officeooo:paragraph-rsid="01f69cb2"/>
    </style:style>
    <style:style style:name="P111" style:family="paragraph" style:parent-style-name="Heading_20_1">
      <style:paragraph-properties fo:break-before="page"/>
      <style:text-properties officeooo:rsid="021f92a5" officeooo:paragraph-rsid="021f92a5"/>
    </style:style>
    <style:style style:name="P112" style:family="paragraph" style:parent-style-name="Text_20_body" style:list-style-name="L1">
      <style:paragraph-properties fo:text-align="start" style:justify-single-word="false"/>
    </style:style>
    <style:style style:name="P113" style:family="paragraph" style:parent-style-name="Text_20_body" style:list-style-name="L1">
      <style:paragraph-properties fo:text-align="start" style:justify-single-word="false"/>
      <style:text-properties officeooo:paragraph-rsid="02073959"/>
    </style:style>
    <style:style style:name="P114" style:family="paragraph" style:parent-style-name="Text_20_body" style:list-style-name="L1">
      <style:paragraph-properties fo:text-align="start" style:justify-single-word="false"/>
      <style:text-properties officeooo:paragraph-rsid="00c9d92f"/>
    </style:style>
    <style:style style:name="P115" style:family="paragraph" style:parent-style-name="Text_20_body" style:list-style-name="L2">
      <style:paragraph-properties fo:text-align="start" style:justify-single-word="false"/>
    </style:style>
    <style:style style:name="P116" style:family="paragraph" style:parent-style-name="Text_20_body" style:list-style-name="L4">
      <style:paragraph-properties fo:text-align="start" style:justify-single-word="false"/>
      <style:text-properties officeooo:paragraph-rsid="0043508b"/>
    </style:style>
    <style:style style:name="P117" style:family="paragraph" style:parent-style-name="Text_20_body" style:list-style-name="L4">
      <style:paragraph-properties fo:text-align="start" style:justify-single-word="false"/>
      <style:text-properties officeooo:paragraph-rsid="004289af"/>
    </style:style>
    <style:style style:name="P118" style:family="paragraph" style:parent-style-name="Text_20_body" style:list-style-name="L8">
      <style:paragraph-properties fo:text-align="start" style:justify-single-word="false"/>
    </style:style>
    <style:style style:name="P119" style:family="paragraph" style:parent-style-name="Text_20_body" style:list-style-name="L12">
      <style:paragraph-properties fo:text-align="start" style:justify-single-word="false"/>
      <style:text-properties officeooo:paragraph-rsid="0183ae4a"/>
    </style:style>
    <style:style style:name="P120" style:family="paragraph" style:parent-style-name="Text_20_body" style:list-style-name="L16">
      <style:paragraph-properties fo:text-align="start" style:justify-single-word="false"/>
    </style:style>
    <style:style style:name="P121" style:family="paragraph" style:parent-style-name="Text_20_body" style:list-style-name="L3">
      <style:text-properties officeooo:rsid="0216ad3d" officeooo:paragraph-rsid="0216ad3d"/>
    </style:style>
    <style:style style:name="P122" style:family="paragraph" style:parent-style-name="Text_20_body" style:list-style-name="L3">
      <style:text-properties officeooo:rsid="0216ad3d" officeooo:paragraph-rsid="021a54dd"/>
    </style:style>
    <style:style style:name="P123" style:family="paragraph" style:parent-style-name="Text_20_body" style:list-style-name="L3">
      <style:text-properties officeooo:rsid="0217b315" officeooo:paragraph-rsid="0217b315"/>
    </style:style>
    <style:style style:name="P124" style:family="paragraph" style:parent-style-name="Text_20_body" style:list-style-name="L5">
      <style:paragraph-properties fo:text-align="start" style:justify-single-word="false"/>
      <style:text-properties officeooo:rsid="00487cf1" officeooo:paragraph-rsid="00487cf1"/>
    </style:style>
    <style:style style:name="P125" style:family="paragraph" style:parent-style-name="Text_20_body" style:list-style-name="L6">
      <style:paragraph-properties fo:text-align="start" style:justify-single-word="false"/>
      <style:text-properties officeooo:rsid="004b3c1a" officeooo:paragraph-rsid="004b3c1a"/>
    </style:style>
    <style:style style:name="P126" style:family="paragraph" style:parent-style-name="Text_20_body" style:list-style-name="L6">
      <style:paragraph-properties fo:text-align="start" style:justify-single-word="false"/>
      <style:text-properties officeooo:rsid="004df307" officeooo:paragraph-rsid="004df307"/>
    </style:style>
    <style:style style:name="P127" style:family="paragraph" style:parent-style-name="Text_20_body" style:list-style-name="L7"/>
    <style:style style:name="P128" style:family="paragraph" style:parent-style-name="Text_20_body" style:list-style-name="L7">
      <style:text-properties officeooo:paragraph-rsid="000fc9db"/>
    </style:style>
    <style:style style:name="P129" style:family="paragraph" style:parent-style-name="Text_20_body" style:list-style-name="L9">
      <style:paragraph-properties fo:text-align="start" style:justify-single-word="false"/>
      <style:text-properties officeooo:rsid="010d8c95" officeooo:paragraph-rsid="010d8c95"/>
    </style:style>
    <style:style style:name="P130" style:family="paragraph" style:parent-style-name="Text_20_body" style:list-style-name="L10">
      <style:paragraph-properties fo:text-align="start" style:justify-single-word="false"/>
      <style:text-properties officeooo:rsid="015b6a08" officeooo:paragraph-rsid="015b6a08"/>
    </style:style>
    <style:style style:name="P131" style:family="paragraph" style:parent-style-name="Text_20_body" style:list-style-name="L10">
      <style:paragraph-properties fo:text-align="start" style:justify-single-word="false"/>
      <style:text-properties style:text-position="0% 100%" officeooo:rsid="015c0fb1" officeooo:paragraph-rsid="015c0fb1"/>
    </style:style>
    <style:style style:name="P132" style:family="paragraph" style:parent-style-name="Text_20_body" style:list-style-name="L10">
      <style:paragraph-properties fo:text-align="start" style:justify-single-word="false"/>
      <style:text-properties style:text-position="0% 100%" officeooo:rsid="015fcbaa" officeooo:paragraph-rsid="015fcbaa"/>
    </style:style>
    <style:style style:name="P133" style:family="paragraph" style:parent-style-name="Text_20_body" style:list-style-name="L11">
      <style:paragraph-properties fo:text-align="start" style:justify-single-word="false"/>
      <style:text-properties style:text-position="0% 100%" officeooo:rsid="0156ea73" officeooo:paragraph-rsid="0156ea73"/>
    </style:style>
    <style:style style:name="P134" style:family="paragraph" style:parent-style-name="Text_20_body" style:list-style-name="L11">
      <style:paragraph-properties fo:text-align="start" style:justify-single-word="false"/>
      <style:text-properties style:text-position="0% 100%" officeooo:rsid="01572456" officeooo:paragraph-rsid="01572456"/>
    </style:style>
    <style:style style:name="P135" style:family="paragraph" style:parent-style-name="Text_20_body" style:list-style-name="L11">
      <style:paragraph-properties fo:text-align="start" style:justify-single-word="false"/>
      <style:text-properties style:text-position="0% 100%" officeooo:rsid="01572456" officeooo:paragraph-rsid="016cbe95"/>
    </style:style>
    <style:style style:name="P136" style:family="paragraph" style:parent-style-name="Text_20_body" style:list-style-name="L11">
      <style:paragraph-properties fo:text-align="start" style:justify-single-word="false"/>
      <style:text-properties style:text-position="0% 100%" officeooo:rsid="01572456" officeooo:paragraph-rsid="01576b75"/>
    </style:style>
    <style:style style:name="P137" style:family="paragraph" style:parent-style-name="Text_20_body" style:list-style-name="L13">
      <style:paragraph-properties fo:text-align="start" style:justify-single-word="false"/>
      <style:text-properties style:text-position="0% 100%" officeooo:rsid="01572456" officeooo:paragraph-rsid="017f67a3"/>
    </style:style>
    <style:style style:name="P138" style:family="paragraph" style:parent-style-name="Text_20_body" style:list-style-name="L13">
      <style:paragraph-properties fo:text-align="start" style:justify-single-word="false"/>
      <style:text-properties style:text-position="0% 100%" officeooo:rsid="017d0427" officeooo:paragraph-rsid="017d0427"/>
    </style:style>
    <style:style style:name="P139" style:family="paragraph" style:parent-style-name="Text_20_body" style:list-style-name="L10">
      <style:paragraph-properties fo:text-align="start" style:justify-single-word="false"/>
      <style:text-properties officeooo:rsid="015ca488" officeooo:paragraph-rsid="015ca488"/>
    </style:style>
    <style:style style:name="P140" style:family="paragraph" style:parent-style-name="Text_20_body" style:list-style-name="L10">
      <style:paragraph-properties fo:text-align="start" style:justify-single-word="false"/>
      <style:text-properties officeooo:rsid="015dedb1" officeooo:paragraph-rsid="015dedb1"/>
    </style:style>
    <style:style style:name="P141" style:family="paragraph" style:parent-style-name="Text_20_body" style:list-style-name="L10">
      <style:paragraph-properties fo:text-align="start" style:justify-single-word="false"/>
      <style:text-properties officeooo:rsid="015fcbaa" officeooo:paragraph-rsid="015fcbaa"/>
    </style:style>
    <style:style style:name="P142" style:family="paragraph" style:parent-style-name="Text_20_body" style:list-style-name="L10">
      <style:paragraph-properties fo:text-align="start" style:justify-single-word="false"/>
      <style:text-properties officeooo:rsid="01606274" officeooo:paragraph-rsid="01687abe"/>
    </style:style>
    <style:style style:name="P143" style:family="paragraph" style:parent-style-name="Text_20_body" style:list-style-name="">
      <style:text-properties officeooo:rsid="02114a48" officeooo:paragraph-rsid="02114a48"/>
    </style:style>
    <style:style style:name="P144" style:family="paragraph" style:parent-style-name="Text_20_body" style:list-style-name="L14">
      <style:text-properties officeooo:rsid="01fa3f9f" officeooo:paragraph-rsid="01fa3f9f"/>
    </style:style>
    <style:style style:name="P145" style:family="paragraph" style:parent-style-name="Text_20_body" style:list-style-name="L14">
      <style:text-properties officeooo:rsid="021f71de" officeooo:paragraph-rsid="021f71de"/>
    </style:style>
    <style:style style:name="P146" style:family="paragraph" style:parent-style-name="Text_20_body" style:list-style-name="L14">
      <style:text-properties officeooo:rsid="01fcbc10" officeooo:paragraph-rsid="01fcbc10"/>
    </style:style>
    <style:style style:name="P147" style:family="paragraph" style:parent-style-name="Text_20_body" style:list-style-name="L14">
      <style:text-properties officeooo:rsid="01f89768" officeooo:paragraph-rsid="01f89768"/>
    </style:style>
    <style:style style:name="P148" style:family="paragraph" style:parent-style-name="Text_20_body" style:list-style-name="L14">
      <style:text-properties officeooo:rsid="01fa64e9" officeooo:paragraph-rsid="01fa64e9"/>
    </style:style>
    <style:style style:name="P149" style:family="paragraph" style:parent-style-name="Text_20_body" style:list-style-name="L15"/>
    <style:style style:name="P150" style:family="paragraph" style:parent-style-name="Text_20_body" style:list-style-name="L17">
      <style:paragraph-properties fo:text-align="start" style:justify-single-word="false"/>
      <style:text-properties officeooo:rsid="00810387" officeooo:paragraph-rsid="00810387"/>
    </style:style>
    <style:style style:name="P151" style:family="paragraph" style:parent-style-name="Text_20_body" style:list-style-name="L17">
      <style:paragraph-properties fo:text-align="start" style:justify-single-word="false"/>
      <style:text-properties officeooo:rsid="0082d089" officeooo:paragraph-rsid="0082d089"/>
    </style:style>
    <style:style style:name="P152" style:family="paragraph" style:parent-style-name="Text_20_body" style:list-style-name="L17">
      <style:paragraph-properties fo:text-align="start" style:justify-single-word="false"/>
      <style:text-properties fo:font-style="normal" officeooo:rsid="0083254e" officeooo:paragraph-rsid="0083254e" style:font-style-asian="normal" style:font-style-complex="normal"/>
    </style:style>
    <style:style style:name="P153" style:family="paragraph" style:parent-style-name="Text_20_body" style:list-style-name="L18">
      <style:paragraph-properties fo:text-align="start" style:justify-single-word="false"/>
      <style:text-properties fo:font-style="normal" officeooo:rsid="0083254e" officeooo:paragraph-rsid="00887781" style:font-style-asian="normal" style:font-style-complex="normal"/>
    </style:style>
    <style:style style:name="P154" style:family="paragraph" style:parent-style-name="Text_20_body" style:list-style-name="L17">
      <style:paragraph-properties fo:text-align="start" style:justify-single-word="false"/>
      <style:text-properties officeooo:rsid="0083254e" officeooo:paragraph-rsid="0083254e"/>
    </style:style>
    <style:style style:name="P155" style:family="paragraph" style:parent-style-name="Text_20_body" style:list-style-name="L18">
      <style:paragraph-properties fo:text-align="start" style:justify-single-word="false"/>
      <style:text-properties officeooo:rsid="0083254e" officeooo:paragraph-rsid="00887781"/>
    </style:style>
    <style:style style:name="P156" style:family="paragraph" style:parent-style-name="Text_20_body" style:list-style-name="L17">
      <style:paragraph-properties fo:text-align="start" style:justify-single-word="false"/>
      <style:text-properties officeooo:rsid="0086892f" officeooo:paragraph-rsid="008b4d44"/>
    </style:style>
    <style:style style:name="P157" style:family="paragraph" style:parent-style-name="Text_20_body" style:list-style-name="L18">
      <style:paragraph-properties fo:text-align="start" style:justify-single-word="false"/>
      <style:text-properties officeooo:rsid="00887781" officeooo:paragraph-rsid="00887781"/>
    </style:style>
    <style:style style:name="P158" style:family="paragraph" style:parent-style-name="Text_20_body" style:list-style-name="L18">
      <style:paragraph-properties fo:text-align="start" style:justify-single-word="false"/>
      <style:text-properties officeooo:rsid="008e719e" officeooo:paragraph-rsid="008e719e"/>
    </style:style>
    <style:style style:name="P159" style:family="paragraph" style:parent-style-name="Text_20_body" style:list-style-name="L15">
      <style:paragraph-properties fo:margin-top="0in" fo:margin-bottom="0in" loext:contextual-spacing="fals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1"/>
    </style:style>
    <style:style style:name="T110" style:family="text">
      <style:text-properties style:text-position="0% 100%" style:font-name="Liberation Serif1"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1"/>
    </style:style>
    <style:style style:name="T157" style:family="text">
      <style:text-properties style:font-name="Liberation Serif1"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da944f"/>
    </style:style>
    <style:style style:name="T201" style:family="text">
      <style:text-properties officeooo:rsid="01e94ba1"/>
    </style:style>
    <style:style style:name="T202" style:family="text">
      <style:text-properties officeooo:rsid="01ea159a"/>
    </style:style>
    <style:style style:name="T203" style:family="text">
      <style:text-properties officeooo:rsid="01fae3d6"/>
    </style:style>
    <style:style style:name="T204" style:family="text">
      <style:text-properties officeooo:rsid="02032479"/>
    </style:style>
    <style:style style:name="T205" style:family="text">
      <style:text-properties officeooo:rsid="0203a531"/>
    </style:style>
    <style:style style:name="T206" style:family="text">
      <style:text-properties officeooo:rsid="0208d343"/>
    </style:style>
    <style:style style:name="T207" style:family="text">
      <style:text-properties officeooo:rsid="020a78e1"/>
    </style:style>
    <style:style style:name="T208" style:family="text">
      <style:text-properties officeooo:rsid="020ba268"/>
    </style:style>
    <style:style style:name="T209" style:family="text">
      <style:text-properties officeooo:rsid="020ec5a4"/>
    </style:style>
    <style:style style:name="T210" style:family="text">
      <style:text-properties officeooo:rsid="0216ad3d"/>
    </style:style>
    <style:style style:name="T211" style:family="text">
      <style:text-properties officeooo:rsid="0217b315"/>
    </style:style>
    <style:style style:name="T212" style:family="text">
      <style:text-properties officeooo:rsid="021833db"/>
    </style:style>
    <style:style style:name="T213" style:family="text">
      <style:text-properties officeooo:rsid="021a54dd"/>
    </style:style>
    <style:style style:name="T214" style:family="text">
      <style:text-properties officeooo:rsid="02258564"/>
    </style:style>
    <style:style style:name="T215" style:family="text">
      <style:text-properties officeooo:rsid="02267aa4"/>
    </style:style>
    <style:style style:name="T216" style:family="text">
      <style:text-properties officeooo:rsid="0228d9b0"/>
    </style:style>
    <style:style style:name="T217" style:family="text">
      <style:text-properties officeooo:rsid="0229832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6">Spot-On</text:p>
      <text:p text:style-name="P97">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4"><text:a xlink:type="simple" xlink:href="#__RefHeading__697_1754408385" text:style-name="Index_20_Link" text:visited-style-name="Index_20_Link">Introduction<text:tab/>3</text:a></text:p>
          <text:p text:style-name="P103"><text:a xlink:type="simple" xlink:href="#__RefHeading__804_1754408385" text:style-name="Index_20_Link" text:visited-style-name="Index_20_Link">Accounts<text:tab/>4</text:a></text:p>
          <text:p text:style-name="P103"><text:a xlink:type="simple" xlink:href="#__RefHeading__807_1754408385" text:style-name="Index_20_Link" text:visited-style-name="Index_20_Link">Adaptive Echo<text:tab/>5</text:a></text:p>
          <text:p text:style-name="P103"><text:a xlink:type="simple" xlink:href="#__RefHeading__186_1525007520" text:style-name="Index_20_Link" text:visited-style-name="Index_20_Link">Block Cipher Modes of Operation<text:tab/>6</text:a></text:p>
          <text:p text:style-name="P103"><text:a xlink:type="simple" xlink:href="#__RefHeading___Toc1165_1635037974" text:style-name="Index_20_Link" text:visited-style-name="Index_20_Link">Capabilities Sharing<text:tab/>7</text:a></text:p>
          <text:p text:style-name="P103"><text:a xlink:type="simple" xlink:href="#__RefHeading___Toc2133_3263081630" text:style-name="Index_20_Link" text:visited-style-name="Index_20_Link">Cascading Encryption<text:tab/>8</text:a></text:p>
          <text:p text:style-name="P103"><text:a xlink:type="simple" xlink:href="#__RefHeading__810_1754408385" text:style-name="Index_20_Link" text:visited-style-name="Index_20_Link">Communication Methods<text:tab/>9</text:a></text:p>
          <text:p text:style-name="P103"><text:a xlink:type="simple" xlink:href="#__RefHeading__297_1157459078" text:style-name="Index_20_Link" text:visited-style-name="Index_20_Link">Communication Model<text:tab/>10</text:a></text:p>
          <text:p text:style-name="P103"><text:a xlink:type="simple" xlink:href="#__RefHeading___Toc1909_830128324" text:style-name="Index_20_Link" text:visited-style-name="Index_20_Link">Communication Sessions<text:tab/>11</text:a></text:p>
          <text:p text:style-name="P103"><text:a xlink:type="simple" xlink:href="#__RefHeading___Toc1856_112550698" text:style-name="Index_20_Link" text:visited-style-name="Index_20_Link">Compilation Process<text:tab/>12</text:a></text:p>
          <text:p text:style-name="P103"><text:a xlink:type="simple" xlink:href="#__RefHeading__283_2127962396" text:style-name="Index_20_Link" text:visited-style-name="Index_20_Link">Configuration Settings<text:tab/>13</text:a></text:p>
          <text:p text:style-name="P103"><text:a xlink:type="simple" xlink:href="#__RefHeading__813_1754408385" text:style-name="Index_20_Link" text:visited-style-name="Index_20_Link">Constant-Time Comparison Function<text:tab/>14</text:a></text:p>
          <text:p text:style-name="P103"><text:a xlink:type="simple" xlink:href="#__RefHeading___Toc2096_3978727884" text:style-name="Index_20_Link" text:visited-style-name="Index_20_Link">DTLS<text:tab/>15</text:a></text:p>
          <text:p text:style-name="P103"><text:a xlink:type="simple" xlink:href="#__RefHeading__816_1754408385" text:style-name="Index_20_Link" text:visited-style-name="Index_20_Link">Echo<text:tab/>16</text:a></text:p>
          <text:p text:style-name="P103"><text:a xlink:type="simple" xlink:href="#__RefHeading__651_817640049" text:style-name="Index_20_Link" text:visited-style-name="Index_20_Link">Echo Public Key Sharing<text:tab/>17</text:a></text:p>
          <text:p text:style-name="P103"><text:a xlink:type="simple" xlink:href="#__RefHeading__266_198272384" text:style-name="Index_20_Link" text:visited-style-name="Index_20_Link">Electronic Mail<text:tab/>18</text:a></text:p>
          <text:p text:style-name="P103"><text:a xlink:type="simple" xlink:href="#__RefHeading___Toc649_890794201" text:style-name="Index_20_Link" text:visited-style-name="Index_20_Link">Electronic Mail Forward Secrecy<text:tab/>19</text:a></text:p>
          <text:p text:style-name="P103"><text:a xlink:type="simple" xlink:href="#__RefHeading__819_1754408385" text:style-name="Index_20_Link" text:visited-style-name="Index_20_Link">Encrypted and Authenticated Containers<text:tab/>20</text:a></text:p>
          <text:p text:style-name="P103"><text:a xlink:type="simple" xlink:href="#__RefHeading__603_490309552" text:style-name="Index_20_Link" text:visited-style-name="Index_20_Link">File Encryption<text:tab/>21</text:a></text:p>
          <text:p text:style-name="P103"><text:a xlink:type="simple" xlink:href="#__RefHeading___Toc1120_495770474" text:style-name="Index_20_Link" text:visited-style-name="Index_20_Link">Fragmented StarBeams<text:tab/>22</text:a></text:p>
          <text:p text:style-name="P103"><text:a xlink:type="simple" xlink:href="#__RefHeading__822_1754408385" text:style-name="Index_20_Link" text:visited-style-name="Index_20_Link">Key Derivation<text:tab/>23</text:a></text:p>
          <text:p text:style-name="P103"><text:a xlink:type="simple" xlink:href="#__RefHeading__210_1274879713" text:style-name="Index_20_Link" text:visited-style-name="Index_20_Link">Hybrid System<text:tab/>24</text:a></text:p>
          <text:p text:style-name="P103"><text:a xlink:type="simple" xlink:href="#__RefHeading___Toc1332_384061765" text:style-name="Index_20_Link" text:visited-style-name="Index_20_Link">Local Private Application Interfaces (Patch Points)<text:tab/>25</text:a></text:p>
          <text:p text:style-name="P103"><text:a xlink:type="simple" xlink:href="#__RefHeading___Toc1246_1817743241" text:style-name="Index_20_Link" text:visited-style-name="Index_20_Link">McEliece<text:tab/>26</text:a></text:p>
          <text:p text:style-name="P103"><text:a xlink:type="simple" xlink:href="#__RefHeading___Toc2111_2506952086" text:style-name="Index_20_Link" text:visited-style-name="Index_20_Link">Multicasting<text:tab/>28</text:a></text:p>
          <text:p text:style-name="P103"><text:a xlink:type="simple" xlink:href="#__RefHeading__299_1157459078" text:style-name="Index_20_Link" text:visited-style-name="Index_20_Link">Multiple Devices<text:tab/>29</text:a></text:p>
          <text:p text:style-name="P103"><text:a xlink:type="simple" xlink:href="#__RefHeading___Toc1195_307987230" text:style-name="Index_20_Link" text:visited-style-name="Index_20_Link">Non-Volatile Congestion Control Memory<text:tab/>30</text:a></text:p>
          <text:p text:style-name="P103"><text:a xlink:type="simple" xlink:href="#__RefHeading___Toc1209_1984784944" text:style-name="Index_20_Link" text:visited-style-name="Index_20_Link">NTL<text:tab/>31</text:a></text:p>
          <text:p text:style-name="P103"><text:a xlink:type="simple" xlink:href="#__RefHeading___Toc1036_18893826" text:style-name="Index_20_Link" text:visited-style-name="Index_20_Link">Pass-through Devices<text:tab/>32</text:a></text:p>
          <text:p text:style-name="P103"><text:a xlink:type="simple" xlink:href="#__RefHeading__253_527466761" text:style-name="Index_20_Link" text:visited-style-name="Index_20_Link">Poptastic<text:tab/>33</text:a></text:p>
          <text:p text:style-name="P103"><text:a xlink:type="simple" xlink:href="#__RefHeading___Toc2127_2097532776" text:style-name="Index_20_Link" text:visited-style-name="Index_20_Link">Problems<text:tab/>34</text:a></text:p>
          <text:p text:style-name="P103"><text:a xlink:type="simple" xlink:href="#__RefHeading__169_1115980955" text:style-name="Index_20_Link" text:visited-style-name="Index_20_Link">Public Key Infrastructure<text:tab/>35</text:a></text:p>
          <text:p text:style-name="P103"><text:a xlink:type="simple" xlink:href="#__RefHeading___Toc1516_1997043320" text:style-name="Index_20_Link" text:visited-style-name="Index_20_Link">Public Key Sharing<text:tab/>36</text:a></text:p>
          <text:p text:style-name="P103"><text:a xlink:type="simple" xlink:href="#__RefHeading___Toc1373_1503577792" text:style-name="Index_20_Link" text:visited-style-name="Index_20_Link">Secure Memory<text:tab/>37</text:a></text:p>
          <text:p text:style-name="P103"><text:a xlink:type="simple" xlink:href="#__RefHeading___Toc631_61244466" text:style-name="Index_20_Link" text:visited-style-name="Index_20_Link">Sessions<text:tab/>38</text:a></text:p>
          <text:p text:style-name="P103"><text:a xlink:type="simple" xlink:href="#__RefHeading__330_678579420" text:style-name="Index_20_Link" text:visited-style-name="Index_20_Link">Socialist Millionaire Protocol<text:tab/>39</text:a></text:p>
          <text:p text:style-name="P103"><text:a xlink:type="simple" xlink:href="#__RefHeading___Toc1097_1460767439" text:style-name="Index_20_Link" text:visited-style-name="Index_20_Link">Sources of Entropy<text:tab/>40</text:a></text:p>
          <text:p text:style-name="P103"><text:a xlink:type="simple" xlink:href="#__RefHeading___Toc2002_1921997545" text:style-name="Index_20_Link" text:visited-style-name="Index_20_Link">Surreptitious Forwarding<text:tab/>41</text:a></text:p>
          <text:p text:style-name="P103"><text:a xlink:type="simple" xlink:href="#__RefHeading__230_1536820662" text:style-name="Index_20_Link" text:visited-style-name="Index_20_Link">Two-Way Calling<text:tab/>42</text:a></text:p>
          <text:p text:style-name="P103"><text:a xlink:type="simple" xlink:href="#__RefHeading___Toc2164_1676095709" text:style-name="Index_20_Link" text:visited-style-name="Index_20_Link">UI Fields<text:tab/>43</text:a></text:p>
          <text:p text:style-name="P103"><text:a xlink:type="simple" xlink:href="#__RefHeading___Toc842_866388615" text:style-name="Index_20_Link" text:visited-style-name="Index_20_Link">Verifying Ownership of Public Keys<text:tab/>44</text:a></text:p>
          <text:p text:style-name="P103"><text:a xlink:type="simple" xlink:href="#__RefHeading___Toc839_866388615" text:style-name="Index_20_Link" text:visited-style-name="Index_20_Link">Wide Lanes<text:tab/>46</text:a></text:p>
          <text:p text:style-name="P103"><text:a xlink:type="simple" xlink:href="#__RefHeading___Toc748_390620771" text:style-name="Index_20_Link" text:visited-style-name="Index_20_Link">References<text:tab/>47</text:a></text:p>
        </text:index-body>
      </text:table-of-content>
      <text:h text:style-name="P105" text:outline-level="1"/>
      <text:h text:style-name="P106" text:outline-level="1"><text:bookmark-start text:name="__RefHeading__697_1754408385"/>Introduction<text:bookmark-end text:name="__RefHeading__697_1754408385"/></text:h>
      <text:p text:style-name="P94">Spot-On is <text:span text:style-name="T78">a dolphin-propelled science project.</text:span> The software is composed of two separate applications, a multi<text:span text:style-name="T207">tasking</text:span> kernel and a user interface. The two <text:span text:style-name="T138">applications</text:span> are written in C++ and require the Qt framework as well as an assortment of libraries. Qt versions 4.8.x and Qt 5.x are supported<text:span text:style-name="T60">. Spot-On</text:span> is available on FreeBSD, Linux, OS X, OS/2, and Windows. <text:span text:style-name="T151">In addition to supporting the x86 and x86-64 architectures, ARM, PowerPC, and SPARC are supported without any special provisions.</text:span></text:p>
      <text:p text:style-name="P94"/>
      <text:p text:style-name="P94">Please note that the Echo algorithm and its name are not derived from Ernest J. H. Chang's 1982 Echo Algorithms: Depth Parallel Operations on General Graphs paper.</text:p>
      <text:p text:style-name="P94"/>
      <text:p text:style-name="P94"><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93"/>
      <text:h text:style-name="P106"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he Accounts procedure is as follows:</text:p>
      <text:list xml:id="list2846721056" text:style-name="L1">
        <text:list-item>
          <text:p text:style-name="P112">Binding endpoints are responsible for defining account information. During the account-creation process, an account may be designated for one-time use. Account names and account passwords each require at least 32 bytes of data.</text:p>
        </text:list-item>
        <text:list-item>
          <text:p text:style-name="P11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1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1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1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4">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06"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271955819" text:style-name="L2">
        <text:list-item>
          <text:p text:style-name="P115">A binding endpoint defines an Adaptive Echo token. The information must be distributed securely.</text:p>
        </text:list-item>
        <text:list-item>
          <text:p text:style-name="P11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1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1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6"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6"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1"/>
      <text:h text:style-name="P107" text:outline-level="1"><text:bookmark-start text:name="__RefHeading___Toc2133_3263081630"/>Cascading Encryption<text:bookmark-end text:name="__RefHeading___Toc2133_3263081630"/></text:h>
      <text:p text:style-name="P88">Spot-On implements multiple encryption. <text:span text:style-name="T210">The general implementation is as follows:</text:span></text:p>
      <text:list xml:id="list4120266026" text:style-name="L3">
        <text:list-item>
          <text:p text:style-name="P121">If available, retrieve previously-established authentication and encryption keys.</text:p>
        </text:list-item>
        <text:list-item>
          <text:p text:style-name="P122">Retrieve random authentication and encryption keys. <text:span text:style-name="T213">Verify that the random credentials differ from those in step #1.</text:span></text:p>
        </text:list-item>
        <text:list-item>
          <text:p text:style-name="P121">Generate a hybrid bundle: RSA(#<text:span text:style-name="T213">2</text:span>) || <text:span text:style-name="T213">AES</text:span>(message) || <text:s/>HMAC<text:span text:style-name="T211">(RSA(#2) || AES(message)). Some variations are also possible. Camelia, Gost, Serpent, Threefish, and Twofish cipher algorithms are supported. As for digest algorithms, SHA, Stribog, and Whirlpool are included.</text:span></text:p>
        </text:list-item>
        <text:list-item>
          <text:p text:style-name="P123">Generate a bundle from the data in step #3 <text:span text:style-name="T212">using the keys from step #1</text:span>: AES(#3) || HMAC(AES(#3)).</text:p>
        </text:list-item>
        <text:list-item>
          <text:p text:style-name="P123">If SSL/TLS is available, funnel the bundle <text:span text:style-name="T212">from step </text:span>#4 through the SSL/TLS layer.</text:p>
        </text:list-item>
      </text:list>
      <text:p text:style-name="P90"/>
      <text:h text:style-name="P106"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8">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6">Please note that <text:span text:style-name="T204">Bluetooth and </text:span>SCTP support require operating system support.</text:p>
      <text:p text:style-name="P2"/>
      <text:h text:style-name="P106"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1">C</text:span>alling systems require responses.</text:p>
      <text:p text:style-name="P32"/>
      <text:h text:style-name="P106" text:outline-level="1"><text:bookmark-start text:name="__RefHeading___Toc1909_830128324"/>Communication Sessions<text:bookmark-end text:name="__RefHeading___Toc1909_830128324"/></text:h>
      <text:p text:style-name="P75">This section describes some common <text:span text:style-name="T176">methods</text:span> which may be employed against <text:span text:style-name="T174">Spot-On in an attempt to destabilize the communications of two parties.</text:span></text:p>
      <text:p text:style-name="P79">Various attack <text:span text:style-name="T183">methods </text:span>include: <text:span text:style-name="T196">flood attack, re-ordering attack, </text:span>reflection attack, <text:span text:style-name="T197">and </text:span>replay attack.</text:p>
      <text:p text:style-name="P80">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3">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06"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3">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06"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6"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08" text:outline-level="1"><text:bookmark-start text:name="__RefHeading___Toc2096_3978727884"/>DTLS<text:bookmark-end text:name="__RefHeading___Toc2096_3978727884"/></text:h>
      <text:p text:style-name="P87">Spot-On supports DTLS <text:span text:style-name="T209">over unicast. Qt version 5.12, or newer, is required.</text:span></text:p>
      <text:p text:style-name="P87"/>
      <text:h text:style-name="P106"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6"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574587579" text:style-name="L4">
        <text:list-item>
          <text:p text:style-name="P116">A community is created. The community is defined by a pair of authentication and encryption keys. The keys are derived via the PBKDF2 function.</text:p>
        </text:list-item>
        <text:list-item>
          <text:p text:style-name="P117">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6"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06" text:outline-level="1"><text:bookmark-start text:name="__RefHeading___Toc649_890794201"/>Electronic Mail Forward Secrecy<text:bookmark-end text:name="__RefHeading___Toc649_890794201"/></text:h>
      <text:p text:style-name="P25">This section briefly describes a two-step <text:span text:style-name="T21">communication </text:span>process for establishing forward secrecy in Spot-On e-mail. <text:span text:style-name="T27">We assume a hybrid scheme with respect to public-key encryption.</text:span></text:p>
      <text:p text:style-name="P25">Assumptions:</text:p>
      <text:list xml:id="list875297537" text:style-name="L5">
        <text:list-item>
          <text:p text:style-name="P124">Permanent public key pairs have been exchanged correctly.</text:p>
        </text:list-item>
        <text:list-item>
          <text:p text:style-name="P124">The <text:span text:style-name="T30">respective </text:span>kernel<text:span text:style-name="T29">s</text:span> remain active during the <text:span text:style-name="T24">exchange</text:span> window.</text:p>
        </text:list-item>
      </text:list>
      <text:p text:style-name="P37">Protocol:</text:p>
      <text:list xml:id="list611379016" text:style-name="L6">
        <text:list-item>
          <text:p text:style-name="P125">Participant A generates a<text:span text:style-name="T31">n ephemeral</text:span> public encryption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25"><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25">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25">B generates <text:span text:style-name="T31">private</text:span> authentication and encryption keys.</text:p>
        </text:list-item>
        <text:list-item>
          <text:p text:style-name="P125">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26"><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38">The <text:span text:style-name="T31">session </text:span>keys generated in the fourth step may remain in use until one of the parties decides to establish new <text:span text:style-name="T31">session </text:span>keys.</text:p>
      <text:p text:style-name="P39">Signatures are required over the Poptastic transport.</text:p>
      <text:p text:style-name="P39"/>
      <text:h text:style-name="P106"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12573604" text:style-name="L7">
        <text:list-item>
          <text:p text:style-name="P128">If the size of the original data is less than the specified cipher's block size, the original data is re-sized such that its new size is identical to the cipher's block size. A zero-byte pad is applied.</text:p>
        </text:list-item>
        <text:list-item>
          <text:p text:style-name="P127">Append the size of the original data to the <text:span text:style-name="T75">potentially-padded</text:span> container.</text:p>
        </text:list-item>
        <text:list-item>
          <text:p text:style-name="P127">Encrypt the augmented data via the selected cipher and specified mode.</text:p>
        </text:list-item>
        <text:list-item>
          <text:p text:style-name="P127">Compute a keyed-hash of the encrypted container.</text:p>
        </text:list-item>
        <text:list-item>
          <text:p text:style-name="P127">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0"/>
      <text:h text:style-name="P106" text:outline-level="1"><text:bookmark-start text:name="__RefHeading__603_490309552"/>File Encryption<text:bookmark-end text:name="__RefHeading__603_490309552"/></text:h>
      <text:p text:style-name="P11">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4">The keyed hash is a hash of (hash</text:span><text:span text:style-name="T14">1</text:span><text:span text:style-name="T214"> || hash</text:span><text:span text:style-name="T14">2</text:span><text:span text:style-name="T214"> || … || hash</text:span><text:span text:style-name="T14">n</text:span><text:span text:style-name="T214">).</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95">Byte 0: 0 – unsigned file, 1 – signed file</text:p>
          </table:table-cell>
          <table:table-cell table:style-name="Table1.A1" office:value-type="string">
            <text:p text:style-name="P95">Bytes 1 – 64: keyed hash or 64 bytes of zeros</text:p>
          </table:table-cell>
          <table:table-cell table:style-name="Table1.C1" office:value-type="string">
            <text:p text:style-name="P95">Bytes 65 – EOF: encrypted data</text:p>
          </table:table-cell>
        </table:table-row>
      </table:table>
      <text:p text:style-name="P7"/>
      <text:h text:style-name="P106" text:outline-level="1"><text:bookmark-start text:name="__RefHeading___Toc1120_495770474"/>Fragmented StarBeams<text:bookmark-end text:name="__RefHeading___Toc1120_495770474"/></text:h>
      <text:p text:style-name="P42"><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2"/>
      <text:h text:style-name="P106"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055723652" text:style-name="L8">
        <text:list-item>
          <text:p text:style-name="P118">Generate a cryptographic salt. The size of the salt is configurable.</text:p>
        </text:list-item>
        <text:list-item>
          <text:p text:style-name="P118">Derive a temporary key via the PBKDF2 function. The hash algorithm, iteration count, passphrase (question/answer), and salt are input parameters to the function. All of the aforementioned parameters are configurable.</text:p>
        </text:list-item>
        <text:list-item>
          <text:p text:style-name="P118">Using the temporary key from the previous step, derive a new key via the PBKDF2 function. The previous parameters are also used, however, the temporary key replaces the passphrase (question/answer).</text:p>
        </text:list-item>
        <text:list-item>
          <text:p text:style-name="P118">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6"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key portion of the system. The application also provides a mechanism for distributing session-like keys for data encapsulation. <text:span text:style-name="T73">T</text:span>he <text:span text:style-name="T73">private </text:span>keys are encapsulated via the public-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06" text:outline-level="1"><text:bookmark-start text:name="__RefHeading___Toc1332_384061765"/>Local Private Application Interfaces (<text:span text:style-name="T217">Patch Points)</text:span><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2349418094" text:style-name="L9">
        <text:list-item>
          <text:p text:style-name="P129">Decide <text:span text:style-name="T129">on </text:span>the interface of the application. That is, Bluetooth, TCP, etc. <text:span text:style-name="T129">Does it require SSL/TLS?</text:span></text:p>
        </text:list-item>
        <text:list-item>
          <text:p text:style-name="P129">Create a local private listener, say 127.0.0.1:4710.</text:p>
        </text:list-item>
        <text:list-item>
          <text:p text:style-name="P129">Enable the pass-through setting on the listener.</text:p>
        </text:list-item>
        <text:list-item>
          <text:p text:style-name="P129">Prepare the pseudo-private credentials via a context menu.</text:p>
        </text:list-item>
        <text:list-item>
          <text:p text:style-name="P129">Distribute the credentials to your partners. Remember, these are not necessarily private credentials. However, let’s consider them as such.</text:p>
        </text:list-item>
        <text:list-item>
          <text:p text:style-name="P129">Initiate the Spot-On kernel process.</text:p>
        </text:list-item>
        <text:list-item>
          <text:p text:style-name="P129">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3">A similar approach may be used to define private-application neighbors.</text:span></text:p>
      <text:p text:style-name="P44">Some other interestin<text:span text:style-name="T133">g conclusions follow</text:span>.</text:p>
      <text:p text:style-name="P45">Adaptive echoes are not supported on private-application interfaces.</text:p>
      <text:p text:style-name="P44">Applications may not be able to support Spot-On accounts. Therefore, Spot-On accounts are not observed for <text:span text:style-name="T132">private-application</text:span> listeners.</text:p>
      <text:p text:style-name="P44">Echo modes <text:span text:style-name="T131">and lane widths </text:span>are <text:span text:style-name="T141">regarded</text:span>.</text:p>
      <text:p text:style-name="P44">If congestion control becomes an issue, you may wish to prolong the congestion timer.</text:p>
      <text:p text:style-name="P46">Spot-On guarantee<text:span text:style-name="T141">s</text:span> ordered <text:span text:style-name="T134">data </text:span>delivery.</text:p>
      <text:p text:style-name="P47">Strange behavior may occur if multiple applications <text:span text:style-name="T145">share </text:span>a <text:span text:style-name="T194">common</text:span> channel.</text:p>
      <text:p text:style-name="P47"/>
      <text:h text:style-name="P106" text:outline-level="1"><text:bookmark-start text:name="__RefHeading___Toc1246_1817743241"/>McEliece<text:bookmark-end text:name="__RefHeading___Toc1246_1817743241"/></text:h>
      <text:p text:style-name="P48">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49">Some general information. Spot-On supports m value 11 and t value<text:span text:style-name="T135"> </text:span>51. <text:span text:style-name="T135">For m = 11 and t = 51</text:span>, k = 1487 and n = 2048. As a result, the message expansion factor is approximately 1.4. <text:span text:style-name="T206">Parameters m = 12 and t = 68 are also provided.</text:span></text:p>
      <text:p text:style-name="P59">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8"><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3"><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7"><text:span text:style-name="T106">D</text:span><text:span text:style-name="T95">ecryption</text:span></text:p>
      <text:list xml:id="list3572278712" text:style-name="L10">
        <text:list-item>
          <text:p text:style-name="P130"><text:span text:style-name="T95">Decrypt, via McEliece, c</text:span><text:span text:style-name="T1">1</text:span><text:span text:style-name="T95"> </text:span><text:span text:style-name="T107">to obtain the original message m.</text:span></text:p>
        </text:list-item>
        <text:list-item>
          <text:p text:style-name="P130"><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31">Compute the <text:span text:style-name="T205">SHA</text:span>-<text:span text:style-name="T205">256</text:span> digest of <text:span text:style-name="T159">e</text:span>.</text:p>
        </text:list-item>
        <text:list-item>
          <text:p text:style-name="P139"><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40"><text:span text:style-name="T95">Compute mcar = c</text:span><text:span text:style-name="T1">2</text:span><text:span text:style-name="T95"> xor </text:span><text:span text:style-name="T112">k</text:span><text:span text:style-name="T6">2</text:span><text:span text:style-name="T95">.</text:span></text:p>
        </text:list-item>
        <text:list-item>
          <text:p text:style-name="P132">Compute the SHA-<text:span text:style-name="T205">256</text:span> digest of e || mcar.</text:p>
        </text:list-item>
        <text:list-item>
          <text:p text:style-name="P141"><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42"><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2">Encryption</text:p>
      <text:list xml:id="list1481610611" text:style-name="L11">
        <text:list-item>
          <text:p text:style-name="P133">Generate a random vector e of length n. <text:span text:style-name="T167">The vector e will contain t randomly-dispersed ones</text:span>.</text:p>
        </text:list-item>
        <text:list-item>
          <text:p text:style-name="P134">Compute the SHA-<text:span text:style-name="T205">256</text:span> digest of e || m, where m is the <text:span text:style-name="T160">original</text:span> message.</text:p>
        </text:list-item>
        <text:list-item>
          <text:p text:style-name="P134">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35"><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34">Compute the SHA-<text:span text:style-name="T205">256</text:span> digest of e.</text:p>
        </text:list-item>
        <text:list-item>
          <text:p text:style-name="P134">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36">Compute c<text:span text:style-name="T1">2</text:span> = <text:span text:style-name="T164">k</text:span><text:span text:style-name="T10">2</text:span> <text:span text:style-name="T155">xor</text:span> m.</text:p>
        </text:list-item>
        <text:list-item>
          <text:p text:style-name="P134">Transfer c<text:span text:style-name="T1">1</text:span>, c<text:span text:style-name="T1">2</text:span>, s<text:span text:style-name="T1">1</text:span>, and s<text:span text:style-name="T1">2</text:span>.</text:p>
        </text:list-item>
      </text:list>
      <text:p text:style-name="P63"><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6">Decryption</text:p>
      <text:list xml:id="list2571216931" text:style-name="L12">
        <text:list-item>
          <text:p text:style-name="P119"><text:span text:style-name="T111">Decrypt, via McEliece, c</text:span><text:span text:style-name="T11">1</text:span><text:span text:style-name="T111"> </text:span><text:span text:style-name="T107">to obtain the original message m.</text:span></text:p>
        </text:list-item>
        <text:list-item>
          <text:p text:style-name="P119"><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19"><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19"><text:span text:style-name="T118">Compute mcar = c</text:span><text:span text:style-name="T12">2</text:span><text:span text:style-name="T118"> xor </text:span><text:span text:style-name="T112">k</text:span><text:span text:style-name="T6">2</text:span><text:span text:style-name="T118">.</text:span></text:p>
        </text:list-item>
        <text:list-item>
          <text:p text:style-name="P119"><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19"><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5">Encryption</text:p>
      <text:list xml:id="list2354697001" text:style-name="L13">
        <text:list-item>
          <text:p text:style-name="P138">Generate a random vector e of length n. The vector e will contain t randomly-dispersed ones.</text:p>
        </text:list-item>
        <text:list-item>
          <text:p text:style-name="P137">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37">Compute c<text:span text:style-name="T1">1</text:span> = <text:span text:style-name="T162">k</text:span><text:span text:style-name="T8">1</text:span> <text:span text:style-name="T156">*</text:span><text:span text:style-name="T158"> </text:span><text:span text:style-name="T157">Ĝ</text:span> + e.</text:p>
        </text:list-item>
        <text:list-item>
          <text:p text:style-name="P137">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37">Compute c<text:span text:style-name="T1">2</text:span> = <text:span text:style-name="T164">k</text:span><text:span text:style-name="T10">2</text:span> <text:span text:style-name="T155">xor</text:span> m.</text:p>
        </text:list-item>
        <text:list-item>
          <text:p text:style-name="P137">Transfer c<text:span text:style-name="T1">1</text:span> <text:span text:style-name="T171">and </text:span>c<text:span text:style-name="T1">2</text:span>.</text:p>
        </text:list-item>
      </text:list>
      <text:p text:style-name="P64"/>
      <text:h text:style-name="P109" text:outline-level="1"><text:bookmark-start text:name="__RefHeading___Toc2111_2506952086"/>Multicasting<text:bookmark-end text:name="__RefHeading___Toc2111_2506952086"/></text:h>
      <text:p text:style-name="P89"><text:bookmark-start text:name="__RefHeading___Toc2113_2506952086"/>UDP multicasting is available via neighbors. UDP multicast listeners are not necessary. Sample UDP multicast address: 239.255.43.21.<text:bookmark-end text:name="__RefHeading___Toc2113_2506952086"/></text:p>
      <text:h text:style-name="P143" text:outline-level="1"/>
      <text:h text:style-name="P106"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6" text:outline-level="1"><text:bookmark-start text:name="__RefHeading___Toc1195_307987230"/>Non-Volatile Congestion Control <text:span text:style-name="T92">Memory</text:span><text:bookmark-end text:name="__RefHeading___Toc1195_307987230"/></text:h>
      <text:p text:style-name="P23">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06"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www.shoup.net/ntl</text:span></text:a><text:span text:style-name="T93">. Newer compilers may support NTL’s exceptions implementation. Please see the DoConfig file. Please read the Documentation/MCELIECE document for additional information.</text:span></text:p>
      <text:p text:style-name="P24"/>
      <text:h text:style-name="P106" text:outline-level="1"><text:bookmark-start text:name="__RefHeading___Toc1036_18893826"/>Pass-through <text:span text:style-name="T65">Devices</text:span><text:bookmark-end text:name="__RefHeading___Toc1036_18893826"/></text:h>
      <text:p text:style-name="P50">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0"/>
      <text:h text:style-name="P106"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4"/>
      <text:h text:style-name="P110" text:outline-level="1"><text:bookmark-start text:name="__RefHeading___Toc2127_2097532776"/>Problems<text:bookmark-end text:name="__RefHeading___Toc2127_2097532776"/></text:h>
      <text:p text:style-name="P84">This section details some of the encountered problems that Spot-On exhibits.</text:p>
      <text:list xml:id="list1603470838" text:style-name="L14">
        <text:list-item>
          <text:p text:style-name="P144">Account credentials are stored using reversible encryption.</text:p>
        </text:list-item>
        <text:list-item>
          <text:p text:style-name="P145">It is important that a system’s clock is properly synchronized. Very, very imporant.</text:p>
        </text:list-item>
        <text:list-item>
          <text:p text:style-name="P146">Surreptitious forwarding and e-mail messages.</text:p>
        </text:list-item>
        <text:list-item>
          <text:p text:style-name="P147">The Spot-On user interface may terminate abnormally during a query of the PostgreSQL URLs database. Although the function PQinitOpenSSL(0, 0) is referenced, the process may nonetheless terminate. OpenSSL 1.0.x. <text:span text:style-name="T203">The kernel process may suffer a similar problem.</text:span></text:p>
        </text:list-item>
        <text:list-item>
          <text:p text:style-name="P148">The URL data stored in shared.db does not include digests. Uniqueness is not properly defined in the urls database table.</text:p>
        </text:list-item>
      </text:list>
      <text:p text:style-name="P84"/>
      <text:h text:style-name="P106"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key identifier.</text:p>
      <text:p text:style-name="P12"/>
      <text:h text:style-name="P106" text:outline-level="1"><text:bookmark-start text:name="__RefHeading___Toc1516_1997043320"/>Public Key Sharing<text:bookmark-end text:name="__RefHeading___Toc1516_1997043320"/></text:h>
      <text:p text:style-name="P56">In addition to <text:span text:style-name="T152">the </text:span>Echo Public Key Sharing, Spot-On offers a multitude of key-sharing methods. <text:span text:style-name="T150">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06" text:outline-level="1"><text:bookmark-start text:name="__RefHeading___Toc1373_1503577792"/>Secure Memory<text:bookmark-end text:name="__RefHeading___Toc1373_1503577792"/></text:h>
      <text:p text:style-name="P70">Spot-On supports secure memory through libgcrypt. Both the kernel and <text:span text:style-name="T137">the </text:span>use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0"/>
      <text:h text:style-name="P106" text:outline-level="1"><text:bookmark-start text:name="__RefHeading___Toc631_61244466"/>Sessions<text:bookmark-end text:name="__RefHeading___Toc631_61244466"/></text:h>
      <text:p text:style-name="P10">Excluding <text:span text:style-name="T2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5">Shared cryptographic data is maintained in authentically-encrypted containers.</text:span></text:p>
      <text:p text:style-name="P10"/>
      <text:h text:style-name="P106"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1497927358" text:style-name="L15">
        <text:list-item>
          <text:p text:style-name="P159">Alice: </text:p>
          <text:list>
            <text:list-item>
              <text:p text:style-name="P159">Picks random exponents a<text:span text:style-name="T16">2</text:span> and a<text:span text:style-name="T16">3</text:span> </text:p>
            </text:list-item>
            <text:list-item>
              <text:p text:style-name="P159">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59">Bob: </text:p>
          <text:list>
            <text:list-item>
              <text:p text:style-name="P159">Picks random exponents b<text:span text:style-name="T16">2</text:span> and b<text:span text:style-name="T16">3</text:span> </text:p>
            </text:list-item>
            <text:list-item>
              <text:p text:style-name="P159">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59">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59">Picks random exponent r </text:p>
            </text:list-item>
            <text:list-item>
              <text:p text:style-name="P159">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59">Sends Alice g<text:span text:style-name="T16">2b</text:span>, g<text:span text:style-name="T16">3b</text:span>, P<text:span text:style-name="T16">b</text:span> and Q<text:span text:style-name="T16">b</text:span> </text:p>
            </text:list-item>
          </text:list>
        </text:list-item>
        <text:list-item>
          <text:p text:style-name="P159">Alice: </text:p>
          <text:list>
            <text:list-item>
              <text:p text:style-name="P159">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59">Picks random exponent s </text:p>
            </text:list-item>
            <text:list-item>
              <text:p text:style-name="P159">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59">Computes R<text:span text:style-name="T16">a</text:span> = (Q<text:span text:style-name="T16">a</text:span> / Q<text:span text:style-name="T16">b</text:span>) <text:span text:style-name="T17">a</text:span><text:span text:style-name="T16">3</text:span> </text:p>
            </text:list-item>
            <text:list-item>
              <text:p text:style-name="P159">Sends Bob P<text:span text:style-name="T16">a</text:span>, Q<text:span text:style-name="T16">a</text:span> and R<text:span text:style-name="T16">a</text:span> </text:p>
            </text:list-item>
          </text:list>
        </text:list-item>
        <text:list-item>
          <text:p text:style-name="P159">Bob: </text:p>
          <text:list>
            <text:list-item>
              <text:p text:style-name="P159">Computes R<text:span text:style-name="T16">b</text:span> = (Q<text:span text:style-name="T16">a</text:span> / Q<text:span text:style-name="T16">b</text:span>) <text:span text:style-name="T17">b</text:span><text:span text:style-name="T16">3</text:span> </text:p>
            </text:list-item>
            <text:list-item>
              <text:p text:style-name="P159">Computes R<text:span text:style-name="T16">ab</text:span> = R<text:span text:style-name="T16">a</text:span><text:span text:style-name="T17">b</text:span><text:span text:style-name="T16">3</text:span> </text:p>
            </text:list-item>
            <text:list-item>
              <text:p text:style-name="P159">Checks whether R<text:span text:style-name="T16">ab</text:span> == (P<text:span text:style-name="T16">a</text:span> / P<text:span text:style-name="T16">b</text:span>) </text:p>
            </text:list-item>
            <text:list-item>
              <text:p text:style-name="P159">Sends Alice R<text:span text:style-name="T16">b</text:span> </text:p>
            </text:list-item>
          </text:list>
        </text:list-item>
        <text:list-item>
          <text:p text:style-name="P159">Alice: </text:p>
          <text:list>
            <text:list-item>
              <text:p text:style-name="P159">Computes R<text:span text:style-name="T16">ab</text:span> = R<text:span text:style-name="T16">b</text:span><text:span text:style-name="T17">a</text:span><text:span text:style-name="T16">3</text:span> </text:p>
            </text:list-item>
            <text:list-item>
              <text:p text:style-name="P159">Checks whether R<text:span text:style-name="T16">ab</text:span> == (P<text:span text:style-name="T16">a</text:span> / P<text:span text:style-name="T16">b</text:span>) </text:p>
            </text:list-item>
          </text:list>
        </text:list-item>
        <text:list-item>
          <text:p text:style-name="P149">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06" text:outline-level="1"><text:bookmark-start text:name="__RefHeading___Toc1097_1460767439"/>Sources of Entropy<text:bookmark-end text:name="__RefHeading___Toc1097_1460767439"/></text:h>
      <text:p text:style-name="P69">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69"/>
      <text:h text:style-name="P106" text:outline-level="1"><text:bookmark-start text:name="__RefHeading___Toc2002_1921997545"/>Surreptitious Forwarding<text:bookmark-end text:name="__RefHeading___Toc2002_1921997545"/></text:h>
      <text:p text:style-name="P82"><text:span text:style-name="T201">The Spot-On e-mail</text:span> methods of Spot-On are vulnerable to surreptitious forwarding. <text:span text:style-name="T200">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2">the concatenated data of message-specific data, symmetric-key data, the recipient’s identity, and the sender’s identity.</text:span></text:p>
      <text:p text:style-name="P81"/>
      <text:h text:style-name="P106"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1523924383" text:style-name="L16">
        <text:list-item>
          <text:p text:style-name="P120">A peer generates 128-bit AES and 256-bit SHA-512 keys via the system's cryptographic random number generator.</text:p>
        </text:list-item>
        <text:list-item>
          <text:p text:style-name="P120">Using the destination's public key, the peer encapsulates the two keys via the hybrid cryptographic system.</text:p>
        </text:list-item>
        <text:list-item>
          <text:p text:style-name="P120">The destination peer receives the data, records it, and generates separate keys as in step 1.</text:p>
        </text:list-item>
        <text:list-item>
          <text:p text:style-name="P120">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11" text:outline-level="1"><text:bookmark-start text:name="__RefHeading___Toc2164_1676095709"/>UI Fields<text:bookmark-end text:name="__RefHeading___Toc2164_1676095709"/></text:h>
      <text:p text:style-name="P91">Maximum Buffer Size</text:p>
      <text:p text:style-name="P99">Describes the maximum number of bytes that will be buffered for processing. For SCTP, TCP , <text:span text:style-name="T216">and WebSocket </text:span>sockets, this value is also passed to the function setReadBufferSize(). For TCP sockets, the maximum buffer size partially determines the number of bytes transferred to write().</text:p>
      <text:p text:style-name="P92">Maximum Content Length</text:p>
      <text:p text:style-name="P98">Describes the maximum number of bytes which will be allowed after processing the Content-Length field.</text:p>
      <text:p text:style-name="P100"/>
      <text:h text:style-name="P106"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933116536" text:style-name="L17">
        <text:list-item>
          <text:p text:style-name="P150">The encryption or signature public key is gathered <text:span text:style-name="T58">and stored in </text:span><text:span text:style-name="T40">data_t</text:span><text:span text:style-name="T48">.</text:span></text:p>
        </text:list-item>
        <text:list-item>
          <text:p text:style-name="P151">The SHA-512 digest of the <text:span text:style-name="T59">public </text:span>key is computed <text:span text:style-name="T37">and stored in </text:span><text:span text:style-name="T39">hash</text:span><text:span text:style-name="T47">.</text:span></text:p>
        </text:list-item>
        <text:list-item>
          <text:p text:style-name="P152">For DSA, Elliptic Curve DSA, and ElGamal public keys:</text:p>
          <text:list>
            <text:list-item>
              <text:p text:style-name="P152">gcry_sexp_build(&amp;data_t, 0,</text:p>
              <text:p text:style-name="P152">"(data (flags raw)(value %m))",</text:p>
              <text:p text:style-name="P152">hash_t) is computed.</text:p>
            </text:list-item>
          </text:list>
        </text:list-item>
        <text:list-item>
          <text:p text:style-name="P154">For Edward Curve DSA public keys:</text:p>
          <text:list>
            <text:list-item>
              <text:p text:style-name="P154">gcry_sexp_build(&amp;data_t, 0,</text:p>
              <text:p text:style-name="P154">"(data (flags eddsa)(hash-algo sha512)"</text:p>
              <text:p text:style-name="P154">"(value %b))",</text:p>
              <text:p text:style-name="P154">hash.length(),</text:p>
              <text:p text:style-name="P154">hash.constData()) is computed.</text:p>
            </text:list-item>
          </text:list>
        </text:list-item>
        <text:list-item>
          <text:p text:style-name="P154">For RSA public keys:</text:p>
          <text:list>
            <text:list-item>
              <text:p text:style-name="P154">gcry_sexp_build(&amp;data_t, 0,</text:p>
              <text:p text:style-name="P154">"(data (flags pss)(hash sha512 %b)"</text:p>
              <text:p text:style-name="P154">"(random-override %b))",</text:p>
              <text:p text:style-name="P154">hash.length(),</text:p>
              <text:p text:style-name="P154">hash.constData(),</text:p>
              <text:p text:style-name="P154">random.length(),</text:p>
              <text:p text:style-name="P154">random.constData()) is computed, <text:span text:style-name="T57">where the </text:span>variable <text:span text:style-name="T38">random</text:span><text:span text:style-name="T46"> contains 20 bytes of random data.</text:span></text:p>
            </text:list-item>
          </text:list>
        </text:list-item>
        <text:list-item>
          <text:p text:style-name="P156"><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28">Signatures are verified as follows:</text:p>
      <text:list xml:id="list179272531" text:style-name="L18">
        <text:list-item>
          <text:p text:style-name="P157"><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153">For DSA, Elliptic Curve DSA, and ElGamal public keys:</text:p>
          <text:list>
            <text:list-item>
              <text:p text:style-name="P153">gcry_sexp_build(&amp;data_t, 0,</text:p>
              <text:p text:style-name="P153">"(data (flags raw)(value %m))",</text:p>
              <text:p text:style-name="P155"><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155">For Edward Curve DSA public keys:</text:p>
          <text:list>
            <text:list-item>
              <text:p text:style-name="P155">gcry_sexp_build(&amp;data_t, 0,</text:p>
              <text:p text:style-name="P155">"(data (flags eddsa)(hash-algo sha512)"</text:p>
              <text:p text:style-name="P155">"(value %b))",</text:p>
              <text:p text:style-name="P155">hash.length(),</text:p>
              <text:p text:style-name="P155">hash.constData()) is computed.</text:p>
            </text:list-item>
          </text:list>
        </text:list-item>
        <text:list-item>
          <text:p text:style-name="P155">For RSA public keys:</text:p>
          <text:list>
            <text:list-item>
              <text:p text:style-name="P155">gcry_sexp_build(&amp;data_t, 0,</text:p>
              <text:p text:style-name="P155">"(data (flags pss)(hash sha512 %b)"</text:p>
              <text:p text:style-name="P155">"(random-override %b))",</text:p>
              <text:p text:style-name="P155">hash.length(),</text:p>
              <text:p text:style-name="P155">hash.constData(),</text:p>
              <text:p text:style-name="P155">random.length(),</text:p>
              <text:p text:style-name="P155"><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158"><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1"/>
      <text:h text:style-name="P106" text:outline-level="1"><text:bookmark-start text:name="__RefHeading___Toc839_866388615"/><text:span text:style-name="T35">Wide</text:span> Lanes<text:bookmark-end text:name="__RefHeading___Toc839_866388615"/></text:h>
      <text:p text:style-name="P41">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5">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06"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22"><text:a xlink:type="simple" xlink:href="https://blog.cryptographyengineering.com/2012/02/02/multiple-encryption/" text:style-name="Internet_20_link" text:visited-style-name="Visited_20_Internet_20_Link">https://blog.cryptographyengineering.com/2012/02/02/multiple-encryption/</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3-12T19:14:23.664773511</dc:date>
    <meta:editing-duration>P2DT13H6M33S</meta:editing-duration>
    <meta:editing-cycles>666</meta:editing-cycles>
    <meta:generator>LibreOffice/6.3.5.2$Linux_X86_64 LibreOffice_project/30$Build-2</meta:generator>
    <meta:document-statistic meta:table-count="1" meta:image-count="0" meta:object-count="0" meta:page-count="47" meta:paragraph-count="364" meta:word-count="5802" meta:character-count="40005" meta:non-whitespace-character-count="34642"/>
  </office:meta>
</office:document-meta>
</file>